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Calibri"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Calibri"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Standard">
      <style:paragraph-properties fo:text-align="center" style:justify-single-word="false"/>
      <style:text-properties style:font-name="Calibri"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Calibri" fo:font-size="15pt" fo:font-weight="normal" style:font-size-asian="15pt" style:font-weight-asian="normal" style:font-size-complex="15pt" style:font-weight-complex="normal"/>
    </style:style>
    <style:style style:name="P9" style:family="paragraph" style:parent-style-name="Standard" style:list-style-name="L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0" style:family="paragraph" style:parent-style-name="Standard" style:list-style-name="L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1" style:family="paragraph" style:parent-style-name="Standard" style:list-style-name="L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2" style:family="paragraph" style:parent-style-name="Standard" style:list-style-name="L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3" style:family="paragraph" style:parent-style-name="Standard" style:list-style-name="L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4" style:family="paragraph" style:parent-style-name="Standard" style:list-style-name="L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5" style:family="paragraph" style:parent-style-name="Standard" style:list-style-name="L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6" style:family="paragraph" style:parent-style-name="Standard" style:list-style-name="L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7" style:family="paragraph" style:parent-style-name="Standard" style:list-style-name="L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8" style:family="paragraph" style:parent-style-name="Standard" style:list-style-name="L1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19" style:family="paragraph" style:parent-style-name="Standard" style:list-style-name="L1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0" style:family="paragraph" style:parent-style-name="Standard" style:list-style-name="L1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1" style:family="paragraph" style:parent-style-name="Standard" style:list-style-name="L1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2" style:family="paragraph" style:parent-style-name="Standard" style:list-style-name="L1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3" style:family="paragraph" style:parent-style-name="Standard" style:list-style-name="L1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4" style:family="paragraph" style:parent-style-name="Standard" style:list-style-name="L1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5" style:family="paragraph" style:parent-style-name="Standard" style:list-style-name="L1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6" style:family="paragraph" style:parent-style-name="Standard" style:list-style-name="L1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7" style:family="paragraph" style:parent-style-name="Standard" style:list-style-name="L1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8" style:family="paragraph" style:parent-style-name="Standard" style:list-style-name="L2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29" style:family="paragraph" style:parent-style-name="Standard" style:list-style-name="L2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0" style:family="paragraph" style:parent-style-name="Standard" style:list-style-name="L2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1" style:family="paragraph" style:parent-style-name="Standard" style:list-style-name="L2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2" style:family="paragraph" style:parent-style-name="Standard" style:list-style-name="L2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3" style:family="paragraph" style:parent-style-name="Standard" style:list-style-name="L25">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4" style:family="paragraph" style:parent-style-name="Standard" style:list-style-name="L26">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5" style:family="paragraph" style:parent-style-name="Standard" style:list-style-name="L27">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6" style:family="paragraph" style:parent-style-name="Standard" style:list-style-name="L28">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7" style:family="paragraph" style:parent-style-name="Standard" style:list-style-name="L29">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8" style:family="paragraph" style:parent-style-name="Standard" style:list-style-name="L30">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39" style:family="paragraph" style:parent-style-name="Standard" style:list-style-name="L31">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0" style:family="paragraph" style:parent-style-name="Standard" style:list-style-name="L32">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1" style:family="paragraph" style:parent-style-name="Standard" style:list-style-name="L33">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2" style:family="paragraph" style:parent-style-name="Standard" style:list-style-name="L34">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43" style:family="paragraph" style:parent-style-name="Standard" style:list-style-name="L6">
      <style:paragraph-properties fo:text-align="start" style:justify-single-word="false"/>
      <style:text-properties style:font-name="Calibri" fo:font-size="11pt" fo:font-weight="bold" style:font-size-asian="11pt" style:font-weight-asian="bold" style:font-size-complex="11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VP Ideas And Planning</text:p>
      <text:p text:style-name="P1"/>
      <text:p text:style-name="P2">List of MVP Project Goals to Hit</text:p>
      <text:p text:style-name="P4"/>
      <text:p text:style-name="P3">Full to do list</text:p>
      <text:list xml:id="list5159379200955655147" text:style-name="L1">
        <text:list-item>
          <text:list>
            <text:list-item>
              <text:p text:style-name="P9">Implement stats and how they modify gameplay (Power, initiative, etc)</text:p>
            </text:list-item>
            <text:list-item>
              <text:p text:style-name="P9">Implement multiple playable characters</text:p>
            </text:list-item>
            <text:list-item>
              <text:p text:style-name="P9">Implement activation order and turn sequence</text:p>
              <text:list>
                <text:list-item>
                  <text:p text:style-name="P9">implement activation windows</text:p>
                </text:list-item>
              </text:list>
            </text:list-item>
          </text:list>
        </text:list-item>
      </text:list>
      <text:list xml:id="list421921293033387927" text:style-name="L2">
        <text:list-item>
          <text:p text:style-name="P10">implement Universal character model</text:p>
        </text:list-item>
        <text:list-item>
          <text:p text:style-name="P10">Create full list of card effects to implement (draw X cards, discard X random card, discard X specific cards, Deal damage of Type, Apply burning/poisoned, etc etc)</text:p>
        </text:list-item>
      </text:list>
      <text:p text:style-name="P5"/>
      <text:p text:style-name="P5"/>
      <text:p text:style-name="P3">MVP 1: Base Product</text:p>
      <text:p text:style-name="P5"/>
      <text:list xml:id="list5490706174200636759" text:style-name="L3">
        <text:list-item>
          <text:p text:style-name="P11">General To Do</text:p>
        </text:list-item>
      </text:list>
      <text:list xml:id="list5107767342863965532" text:style-name="L4">
        <text:list-item>
          <text:p text:style-name="P12">Buy/Install the CCG card asset</text:p>
        </text:list-item>
        <text:list-item>
          <text:p text:style-name="P12">Experiment and learn the source code and unity work flow thoroughly</text:p>
        </text:list-item>
        <text:list-item>
          <text:p text:style-name="P12">Extend the base products functionality slightly</text:p>
        </text:list-item>
      </text:list>
      <text:p text:style-name="P5"/>
      <text:list xml:id="list1840062818676749886" text:style-name="L5">
        <text:list-item>
          <text:p text:style-name="P13">MVP Conditions</text:p>
          <text:list>
            <text:list-item>
              <text:p text:style-name="P13">Add 3 extra card effects (draw a card, gain strength, gain energy, etc)</text:p>
            </text:list-item>
            <text:list-item>
              <text:p text:style-name="P13">Add 1 extra enemy</text:p>
            </text:list-item>
            <text:list-item>
              <text:p text:style-name="P13">Add 1 extra visual effect</text:p>
            </text:list-item>
          </text:list>
        </text:list-item>
      </text:list>
      <text:p text:style-name="P5"/>
      <text:p text:style-name="P5"/>
      <text:p text:style-name="P3">MVP 2: Base Product</text:p>
      <text:p text:style-name="P5"/>
      <text:list xml:id="list1113548871052965564" text:style-name="L6">
        <text:list-item>
          <text:p text:style-name="P43">General To do</text:p>
          <text:list>
            <text:list-item>
              <text:p text:style-name="P14">Design a 10 card deck that would closely reflect a starting deck we would like to have</text:p>
            </text:list-item>
            <text:list-item>
              <text:p text:style-name="P14">Implement 2 enemies that are like StS enemies</text:p>
            </text:list-item>
            <text:list-item>
              <text:p text:style-name="P14">Implement Universal character model</text:p>
            </text:list-item>
          </text:list>
        </text:list-item>
      </text:list>
      <text:list xml:id="list5087008426783283498" text:style-name="L7">
        <text:list-item>
          <text:p text:style-name="P15">Card Effects to implement</text:p>
          <text:list>
            <text:list-item>
              <text:p text:style-name="P15">Draw X cards effect</text:p>
            </text:list-item>
            <text:list-item>
              <text:p text:style-name="P15">Gain X Energy effect</text:p>
            </text:list-item>
            <text:list-item>
              <text:p text:style-name="P15">Discard X Random cards effect</text:p>
            </text:list-item>
            <text:list-item>
              <text:p text:style-name="P15">Gain X Strength effect</text:p>
            </text:list-item>
            <text:list-item>
              <text:p text:style-name="P15">Add X specific cards to your hand</text:p>
            </text:list-item>
          </text:list>
        </text:list-item>
      </text:list>
      <text:list xml:id="list6010637445221104096" text:style-name="L8">
        <text:list-item>
          <text:p text:style-name="P16">Enemies to implement from StS</text:p>
          <text:list>
            <text:list-item>
              <text:p text:style-name="P16">Orc Rager</text:p>
              <text:list>
                <text:list-item>
                  <text:p text:style-name="P16">Dark Prayer: Gain 3 Growing</text:p>
                </text:list-item>
                <text:list-item>
                  <text:p text:style-name="P16">Strike: Deal 6 damage</text:p>
                </text:list-item>
              </text:list>
            </text:list-item>
            <text:list-item>
              <text:p text:style-name="P16">Skeleton Assassin</text:p>
              <text:list>
                <text:list-item>
                  <text:p text:style-name="P16">Strike: Deal 9 physical damage</text:p>
                </text:list-item>
              </text:list>
            </text:list-item>
            <text:list-item>
              <text:p text:style-name="P16">Skeleton Berserker</text:p>
              <text:list>
                <text:list-item>
                  <text:p text:style-name="P16">Passive(Enrage 2)</text:p>
                </text:list-item>
                <text:list-item>
                  <text:p text:style-name="P16">Strike: Deal 5 physical damage</text:p>
                </text:list-item>
              </text:list>
            </text:list-item>
            <text:list-item>
              <text:p text:style-name="P16">Skeleton Mage</text:p>
              <text:list>
                <text:list-item>
                  <text:p text:style-name="P16">Charging: Do nothing</text:p>
                </text:list-item>
                <text:list-item>
                  <text:p text:style-name="P16"><text:soft-page-break/>Meteor: Deal 25 fire damage</text:p>
                </text:list-item>
              </text:list>
            </text:list-item>
            <text:list-item>
              <text:p text:style-name="P16">Skeleton Shield Bearer</text:p>
              <text:list>
                <text:list-item>
                  <text:p text:style-name="P16">Protect: Give an ally 8 Block</text:p>
                </text:list-item>
                <text:list-item>
                  <text:p text:style-name="P16">Shield Bash: Deal 6 physical damage </text:p>
                </text:list-item>
              </text:list>
            </text:list-item>
          </text:list>
        </text:list-item>
      </text:list>
      <text:p text:style-name="P5"/>
      <text:p text:style-name="P5"/>
      <text:p text:style-name="P3">Script Planning</text:p>
      <text:p text:style-name="P3"/>
      <text:p text:style-name="P5">Enemy planning</text:p>
      <text:p text:style-name="P5"/>
      <text:p text:style-name="P5">Enemy Controller</text:p>
      <text:list xml:id="list172899843604564366" text:style-name="L9">
        <text:list-item>
          <text:p text:style-name="P17">for now, holds all the logic setting enemy intents, changing intents, setting intent views, setting target, setting target indicator, etc</text:p>
        </text:list-item>
      </text:list>
      <text:p text:style-name="P5"/>
      <text:p text:style-name="P5">To do</text:p>
      <text:list xml:id="list7626866974170585443" text:style-name="L10">
        <text:list-item>
          <text:p text:style-name="P18">create script and views for enemy intent icon</text:p>
        </text:list-item>
        <text:list-item>
          <text:p text:style-name="P18">update enemy onturncyclestart and activation end. Set all enemy intents on turn start (if turn 1), then after, intent is reset on activation end.</text:p>
        </text:list-item>
      </text:list>
      <text:p text:style-name="P5"/>
      <text:p text:style-name="P5">Enemy</text:p>
      <text:list xml:id="list1357205774523059068" text:style-name="L11">
        <text:list-item>
          <text:p text:style-name="P19">need a list of all actions they know</text:p>
        </text:list-item>
        <text:list-item>
          <text:p text:style-name="P19">need a function that decides the next action to take</text:p>
        </text:list-item>
        <text:list-item>
          <text:p text:style-name="P19">need a function that randomly picks a target (or picks a specific target)</text:p>
        </text:list-item>
        <text:list-item>
          <text:p text:style-name="P19">need a function that sets the intent image and value</text:p>
          <text:list>
            <text:list-item>
              <text:p text:style-name="P19">needs to be some kinda of damage calculation here to keep the value accurate, and also so it can be updated when passives are modified (e.g. if a defender gets vulnerable applied, the enemys attack damage text should be updated)</text:p>
            </text:list-item>
          </text:list>
        </text:list-item>
      </text:list>
      <text:p text:style-name="P5"/>
      <text:p text:style-name="P5">new script: EnemyAction</text:p>
      <text:p text:style-name="P5"/>
      <text:list xml:id="list3860802918416542417" text:style-name="L12">
        <text:list-item>
          <text:p text:style-name="P20">model class that describes an action that an enemy can make</text:p>
        </text:list-item>
        <text:list-item>
          <text:p text:style-name="P20">name, damage value, aoe or not, enum for attack/aoe/buff/defense etc (for intent icon)</text:p>
        </text:list-item>
      </text:list>
      <text:p text:style-name="P5"/>
      <text:p text:style-name="P5"/>
      <text:p text:style-name="P5">GUI and UX To do</text:p>
      <text:list xml:id="list1461086865400945587" text:style-name="L13">
        <text:list-item>
          <text:p text:style-name="P21">characters have a circle beneath them</text:p>
          <text:list>
            <text:list-item>
              <text:p text:style-name="P21">circle base color is blue for defenders and red for enemies</text:p>
            </text:list-item>
            <text:list-item>
              <text:p text:style-name="P21">circle glows brighter if it is that characters activation</text:p>
            </text:list-item>
            <text:list-item>
              <text:p text:style-name="P21">circle glows on mouse over character</text:p>
            </text:list-item>
          </text:list>
        </text:list-item>
      </text:list>
      <text:list xml:id="list94867848835251605" text:style-name="L14">
        <text:list-item>
          <text:p text:style-name="P22">enemy intent</text:p>
          <text:list>
            <text:list-item>
              <text:p text:style-name="P22">mousing over an enemy shows which defender it will target with its next action (if there is a target)</text:p>
            </text:list-item>
            <text:list-item>
              <text:p text:style-name="P22">this is indicated by an arrow drawn from its base to its targets base OR</text:p>
            </text:list-item>
            <text:list-item>
              <text:p text:style-name="P22">indicated by 4 red arrows that form a square, centred on the target</text:p>
            </text:list-item>
            <text:list-item>
              <text:p text:style-name="P22">how can we </text:p>
            </text:list-item>
          </text:list>
        </text:list-item>
      </text:list>
      <text:p text:style-name="P5"/>
      <text:p text:style-name="P7">Mega To Do List:</text:p>
      <text:p text:style-name="P2"/>
      <text:p text:style-name="P3">Character Circle Base:</text:p>
      <text:list xml:id="list453412319305423091" text:style-name="L15">
        <text:list-item>
          <text:p text:style-name="P23">Create script</text:p>
        </text:list-item>
        <text:list-item>
          <text:p text:style-name="P23">Create images/view</text:p>
        </text:list-item>
        <text:list-item>
          <text:p text:style-name="P23">create animations</text:p>
          <text:list>
            <text:list-item>
              <text:p text:style-name="P23"><text:soft-page-break/>circle base color is blue for defenders and red for enemies</text:p>
            </text:list-item>
            <text:list-item>
              <text:p text:style-name="P23">circle glows brighter if it is that characters activation</text:p>
            </text:list-item>
            <text:list-item>
              <text:p text:style-name="P23">circle glows on mouse over character</text:p>
            </text:list-item>
          </text:list>
        </text:list-item>
      </text:list>
      <text:p text:style-name="P5"/>
      <text:p text:style-name="P3">Draw/Discard Pile</text:p>
      <text:list xml:id="list3770452517665667842" text:style-name="L16">
        <text:list-item>
          <text:p text:style-name="P24">Clicking on brings up view which shows all cards in the pile</text:p>
        </text:list-item>
        <text:list-item>
          <text:p text:style-name="P24">View has a working close button, allowing you to exit the view</text:p>
        </text:list-item>
        <text:list-item>
          <text:p text:style-name="P24">number icon correctly shows the number of cards in the pile</text:p>
        </text:list-item>
        <text:list-item>
          <text:p text:style-name="P24">Draw pile view order is randomized on view enabled (the player shouldnt be able to know what order they will draw their deck in)</text:p>
        </text:list-item>
      </text:list>
      <text:p text:style-name="P5"/>
      <text:p text:style-name="P3">Card View Model</text:p>
      <text:list xml:id="list1169785914855545163" text:style-name="L17">
        <text:list-item>
          <text:p text:style-name="P25">Update view from old format with Single player ccg pack assets</text:p>
        </text:list-item>
        <text:list-item>
          <text:p text:style-name="P25">replace texts with text mesh pro's</text:p>
        </text:list-item>
        <text:list-item>
          <text:p text:style-name="P25">add rarity indicators</text:p>
        </text:list-item>
        <text:list-item>
          <text:p text:style-name="P25">add card type indicators (mAttack, Skill, etc)</text:p>
        </text:list-item>
        <text:list-item>
          <text:p text:style-name="P25">add talent type indicator (pyro, guardian, etc</text:p>
        </text:list-item>
      </text:list>
      <text:p text:style-name="P5"/>
      <text:list xml:id="list5036626025201327711" text:style-name="L18">
        <text:list-item>
          <text:p text:style-name="P26">Elements to display</text:p>
          <text:list>
            <text:list-item>
              <text:p text:style-name="P26">Card name</text:p>
            </text:list-item>
            <text:list-item>
              <text:p text:style-name="P26">card description</text:p>
            </text:list-item>
            <text:list-item>
              <text:p text:style-name="P26">card talent req</text:p>
            </text:list-item>
            <text:list-item>
              <text:p text:style-name="P26">card type (mAttack, skill, etc)</text:p>
            </text:list-item>
            <text:list-item>
              <text:p text:style-name="P26">rarity</text:p>
            </text:list-item>
            <text:list-item>
              <text:p text:style-name="P26">energy cost</text:p>
            </text:list-item>
          </text:list>
        </text:list-item>
      </text:list>
      <text:p text:style-name="P5"/>
      <text:p text:style-name="P6">Enemy spawning</text:p>
      <text:list xml:id="list1780556991500812975" text:style-name="L19">
        <text:list-item>
          <text:p text:style-name="P27">enemies spawn in the correct order of positions (middle pos first, then left and right, then far left and right) DONE</text:p>
        </text:list-item>
      </text:list>
      <text:p text:style-name="P5"/>
      <text:p text:style-name="P3">Melee Attack Anim Sequence</text:p>
      <text:list xml:id="list411948085353522519" text:style-name="L20">
        <text:list-item>
          <text:list>
            <text:list-item>
              <text:p text:style-name="P28">start run animation</text:p>
            </text:list-item>
            <text:list-item>
              <text:p text:style-name="P28">start moving towards target node nose position</text:p>
            </text:list-item>
            <text:list-item>
              <text:p text:style-name="P28">if arrived, play attack animation</text:p>
            </text:list-item>
            <text:list-item>
              <text:p text:style-name="P28">after animation finished, start run back to original node position</text:p>
            </text:list-item>
          </text:list>
        </text:list-item>
      </text:list>
      <text:p text:style-name="P5"/>
      <text:p text:style-name="P5"/>
      <text:p text:style-name="P7">Enemies implementation and design</text:p>
      <text:p text:style-name="P8"/>
      <text:p text:style-name="P3">Overview</text:p>
      <text:p text:style-name="P5"/>
      <text:list xml:id="list2922907855377569160" text:style-name="L21">
        <text:list-item>
          <text:p text:style-name="P29">ideally, we should be able to create enemies via the inspector, without writing any code</text:p>
          <text:list>
            <text:list-item>
              <text:p text:style-name="P29">how can we set up this system?</text:p>
            </text:list-item>
          </text:list>
        </text:list-item>
      </text:list>
      <text:list xml:id="list2041471751079023584" text:style-name="L22">
        <text:list-item>
          <text:p text:style-name="P30">in the short term, perhaps we should just create enemies programatically and with prefabs. Once the game comes together more, we can consider how to refactor to create the inspector creation tools</text:p>
        </text:list-item>
      </text:list>
      <text:p text:style-name="P5"/>
      <text:p text:style-name="P3">Questions to answer for inspector system</text:p>
      <text:list xml:id="list3145714854073370288" text:style-name="L23">
        <text:list-item>
          <text:p text:style-name="P31">how do we define enemy behaviour patterns and routines?</text:p>
        </text:list-item>
        <text:list-item>
          <text:p text:style-name="P31">Problems:</text:p>
          <text:list>
            <text:list-item>
              <text:p text:style-name="P31">some enemies randomly decide which ability to use</text:p>
            </text:list-item>
            <text:list-item>
              <text:p text:style-name="P31"><text:soft-page-break/>some enemies do specific abilities at specific moments (e.g. turn 1, turn 5, etc)</text:p>
            </text:list-item>
            <text:list-item>
              <text:p text:style-name="P31">some enemies only do specific abilities in response to evolving battlefield conditions (e.g. only use ability if below 50% health)</text:p>
            </text:list-item>
          </text:list>
        </text:list-item>
      </text:list>
      <text:p text:style-name="P5"/>
      <text:p text:style-name="P3">Idea 1</text:p>
      <text:list xml:id="list563107908049093322" text:style-name="L24">
        <text:list-item>
          <text:p text:style-name="P32">Create a base enemy prefab: all enemies will be instantiated with this</text:p>
        </text:list-item>
        <text:list-item>
          <text:p text:style-name="P32">instead of having specific enemy scripts attached to this prefab, it just has an enemy script</text:p>
        </text:list-item>
        <text:list-item>
          <text:p text:style-name="P32">we inject behaviour, data and views into this enemy prefab when it is created</text:p>
        </text:list-item>
        <text:list-item>
          <text:p text:style-name="P32">how to do this specifically? What data is needed?</text:p>
          <text:list>
            <text:list-item>
              <text:p text:style-name="P32">UCM view element data</text:p>
            </text:list-item>
            <text:list-item>
              <text:p text:style-name="P32">known abilities / actions</text:p>
            </text:list-item>
            <text:list-item>
              <text:p text:style-name="P32">known passives and their stack count</text:p>
            </text:list-item>
            <text:list-item>
              <text:p text:style-name="P32">behaviour / combat routine (which abilities in which order)</text:p>
            </text:list-item>
          </text:list>
        </text:list-item>
        <text:list-item>
          <text:p text:style-name="P32">The object that holds this info could be an SO called “EnemyDataSO”</text:p>
        </text:list-item>
      </text:list>
      <text:p text:style-name="P5"/>
      <text:p text:style-name="P5"/>
      <text:list xml:id="list3238270098712339122" text:style-name="L25">
        <text:list-item>
          <text:p text:style-name="P33">EnemyDataSO details and values</text:p>
          <text:list>
            <text:list-item>
              <text:p text:style-name="P33">list of strings for each view element on UCM</text:p>
              <text:list>
                <text:list-item>
                  <text:p text:style-name="P33">how can we make this visible in the inspector?</text:p>
                </text:list-item>
                <text:list-item>
                  <text:p text:style-name="P33">Would be visual the model as we make it</text:p>
                </text:list-item>
              </text:list>
            </text:list-item>
          </text:list>
        </text:list-item>
      </text:list>
      <text:list xml:id="list5474476895917469996" text:style-name="L26">
        <text:list-item>
          <text:p text:style-name="P34">list of actions (abilities)</text:p>
          <text:list>
            <text:list-item>
              <text:p text:style-name="P34">we custom create each action for each enemy</text:p>
            </text:list-item>
          </text:list>
        </text:list-item>
      </text:list>
      <text:list xml:id="list993858493545419846" text:style-name="L27">
        <text:list-item>
          <text:p text:style-name="P35">list of passive traits and their stack count</text:p>
          <text:list>
            <text:list-item>
              <text:p text:style-name="P35">each field has 2 values: StatusDataSO and int stacks.</text:p>
            </text:list-item>
          </text:list>
        </text:list-item>
        <text:list-item>
          <text:p text:style-name="P35">Combat routine</text:p>
          <text:list>
            <text:list-item>
              <text:p text:style-name="P35">do we store data about which abilities go when in the enemy action object? Or perhaps in a new object called CombatRoutineElement</text:p>
            </text:list-item>
          </text:list>
        </text:list-item>
      </text:list>
      <text:list xml:id="list8362517856898346577" text:style-name="L28">
        <text:list-item>
          <text:p text:style-name="P36">General stats</text:p>
          <text:list>
            <text:list-item>
              <text:p text:style-name="P36">starting health, max hp, initiative, etc</text:p>
            </text:list-item>
          </text:list>
        </text:list-item>
      </text:list>
      <text:list xml:id="list561884779120020521" text:style-name="L29">
        <text:list-item>
          <text:p text:style-name="P37">Weapons</text:p>
          <text:list>
            <text:list-item>
              <text:p text:style-name="P37">main hand <text:s/>and off hand</text:p>
            </text:list-item>
          </text:list>
        </text:list-item>
      </text:list>
      <text:list xml:id="list2765381292002255347" text:style-name="L30">
        <text:list-item>
          <text:p text:style-name="P38">enemy name!</text:p>
        </text:list-item>
        <text:list-item>
          <text:p text:style-name="P38"/>
        </text:list-item>
      </text:list>
      <text:p text:style-name="P5"/>
      <text:list xml:id="list9016729397849819615" text:style-name="L31">
        <text:list-item>
          <text:p text:style-name="P39">Ideas/values/fields for creating routine specifics to enemy actions</text:p>
          <text:list>
            <text:list-item>
              <text:p text:style-name="P39">int priority: the higher this number, the more likely this ability will be selected</text:p>
              <text:list>
                <text:list-item>
                  <text:p text:style-name="P39">when deciding next action, perform the action with the highest priority. If there are multiple actions with the same priority level, choose one randomly, or choose based of frequency</text:p>
                </text:list-item>
              </text:list>
            </text:list-item>
          </text:list>
        </text:list-item>
      </text:list>
      <text:list xml:id="list5779206913012939415" text:style-name="L32">
        <text:list-item>
          <text:p text:style-name="P40">int frequencyChance: the % chance that an action will be selected as the next action (e.g. 30%)</text:p>
        </text:list-item>
        <text:list-item>
          <text:p text:style-name="P40">bool canBeChosenConsequetively: if this bool is true, an action can be performed multiple actions in a row. If false, it can be done once, then the next action must be something else.</text:p>
        </text:list-item>
        <text:list-item>
          <text:p text:style-name="P40">Not chooseAble: if this is ticked, this ability can NEVER be randomly selected as the next action</text:p>
          <text:list>
            <text:list-item>
              <text:p text:style-name="P40">this field can be ticked for actions that only occur as a response to certain events</text:p>
            </text:list-item>
            <text:list-item>
              <text:p text:style-name="P40">e.g. 'Split': die, then create 2 copies of yourself</text:p>
              <text:list>
                <text:list-item>
                  <text:p text:style-name="P40">this only occurs when the enemys health drops below 50%, then it is auto selected and overrides the currently queued action.</text:p>
                </text:list-item>
              </text:list>
            </text:list-item>
          </text:list>
        </text:list-item>
        <text:list-item>
          <text:p text:style-name="P40">Each enemy action <text:s/>has a List&lt;ActionRequirement&gt;</text:p>
          <text:list>
            <text:list-item>
              <text:p text:style-name="P40">this is used to make enemies break from a normal routine and prioritise a certain action</text:p>
            </text:list-item>
            <text:list-item>
              <text:p text:style-name="P40">e.g. if (current turn count is 6, choose this action)</text:p>
            </text:list-item>
          </text:list>
        </text:list-item>
      </text:list>
      <text:list xml:id="list4683692353712675745" text:style-name="L33">
        <text:list-item>
          <text:p text:style-name="P41">bool alwaysPrioritiseIfRequirementsMet</text:p>
          <text:list>
            <text:list-item>
              <text:p text:style-name="P41"><text:soft-page-break/>normally an action requirement just dictates whether an action will be considered as a choice for the next action. If this bool is checked, then the action is guaranteed to be selected if the actionRequirement conditions are met.</text:p>
            </text:list-item>
          </text:list>
        </text:list-item>
      </text:list>
      <text:p text:style-name="P5"/>
      <text:p text:style-name="P3">Action Plan + To Do</text:p>
      <text:list xml:id="list323113006826298293" text:style-name="L34">
        <text:list-item>
          <text:p text:style-name="P42">Recreate all basic enemies from StS Act 1</text:p>
        </text:list-item>
        <text:list-item>
          <text:p text:style-name="P42">Recreate all elite enemies from StS Act 1</text:p>
        </text:list-item>
        <text:list-item>
          <text:p text:style-name="P42">Create a few of our own custom enemies (try make them with non sts actions/intents)n g</text:p>
        </text:list-item>
        <text:list-item>
          <text:p text:style-name="P42">Refactor and change code as we implement more enemies</text:p>
        </text:list-item>
        <text:list-item>
          <text:p text:style-name="P42">This process should hopefully help us design the enemy maker systems + logic for dictating routines and attacks better</text:p>
        </text:list-item>
        <text:list-item>
          <text:p text:style-name="P42">Extra to do: </text:p>
          <text:list>
            <text:list-item>
              <text:p text:style-name="P42">find a way to show character's UCM, so we can preview model</text:p>
            </text:list-item>
            <text:list-item>
              <text:p text:style-name="P42">make a better way to design enemies' model (currently using string references to UCM, this is annoy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20-07-14T11:48:47.87</meta:creation-date>
    <dc:date>2020-08-11T22:03:27.45</dc:date>
    <dc:creator>Black Will</dc:creator>
    <meta:editing-duration>PT16H4M27S</meta:editing-duration>
    <meta:editing-cycles>24</meta:editing-cycles>
    <meta:generator>OpenOffice/4.1.6$Win32 OpenOffice.org_project/416m1$Build-9790</meta:generator>
    <meta:document-statistic meta:table-count="0" meta:image-count="0" meta:object-count="0" meta:page-count="5" meta:paragraph-count="162" meta:word-count="1484" meta:character-count="7994"/>
  </office:meta>
</office:document-meta>
</file>